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cd4" officeooo:paragraph-rsid="000fecd4"/>
    </style:style>
    <style:style style:name="P2" style:family="paragraph" style:parent-style-name="Standard">
      <style:text-properties officeooo:rsid="00113617" officeooo:paragraph-rsid="00113617"/>
    </style:style>
    <style:style style:name="P3" style:family="paragraph" style:parent-style-name="Standard">
      <style:text-properties officeooo:rsid="0011eaed" officeooo:paragraph-rsid="0011eaed"/>
    </style:style>
    <style:style style:name="P4" style:family="paragraph" style:parent-style-name="Standard">
      <style:text-properties officeooo:rsid="00126e95" officeooo:paragraph-rsid="00126e95"/>
    </style:style>
    <style:style style:name="P5" style:family="paragraph" style:parent-style-name="Standard">
      <style:text-properties officeooo:rsid="0017331f" officeooo:paragraph-rsid="0017331f"/>
    </style:style>
    <style:style style:name="P6" style:family="paragraph" style:parent-style-name="Standard">
      <style:text-properties officeooo:rsid="0017331f" officeooo:paragraph-rsid="0018923c"/>
    </style:style>
    <style:style style:name="P7" style:family="paragraph" style:parent-style-name="Standard">
      <style:text-properties officeooo:rsid="0017331f" officeooo:paragraph-rsid="0019dc08"/>
    </style:style>
    <style:style style:name="P8" style:family="paragraph" style:parent-style-name="Standard">
      <style:text-properties officeooo:rsid="0017331f" officeooo:paragraph-rsid="001acef0"/>
    </style:style>
    <style:style style:name="P9" style:family="paragraph" style:parent-style-name="Standard">
      <style:text-properties officeooo:rsid="001acef0" officeooo:paragraph-rsid="001acef0"/>
    </style:style>
    <style:style style:name="P10" style:family="paragraph" style:parent-style-name="Standard">
      <style:text-properties officeooo:rsid="001de3f6" officeooo:paragraph-rsid="001de3f6"/>
    </style:style>
    <style:style style:name="P11" style:family="paragraph" style:parent-style-name="Standard">
      <style:text-properties officeooo:rsid="001f90a9" officeooo:paragraph-rsid="001f90a9"/>
    </style:style>
    <style:style style:name="P12" style:family="paragraph" style:parent-style-name="Text_20_body">
      <style:text-properties officeooo:rsid="001f90a9" officeooo:paragraph-rsid="001f90a9"/>
    </style:style>
    <style:style style:name="P13" style:family="paragraph" style:parent-style-name="Standard">
      <style:text-properties officeooo:rsid="00211162" officeooo:paragraph-rsid="00211162"/>
    </style:style>
    <style:style style:name="P14" style:family="paragraph" style:parent-style-name="Text_20_body">
      <style:text-properties officeooo:rsid="00211162" officeooo:paragraph-rsid="00211162"/>
    </style:style>
    <style:style style:name="T1" style:family="text">
      <style:text-properties officeooo:rsid="0014e332"/>
    </style:style>
    <style:style style:name="T2" style:family="text">
      <style:text-properties officeooo:rsid="0018923c"/>
    </style:style>
    <style:style style:name="T3" style:family="text">
      <style:text-properties officeooo:rsid="0019d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_68246200"/><text:bookmark-start text:name="__DdeLink__415_3450338456"/><text:bookmark-start text:name="__DdeLink__407_3450338456"/><text:bookmark-start text:name="__DdeLink__290_3715514494"/><text:bookmark-start text:name="__DdeLink__296_3715514494"/><text:bookmark-start text:name="__DdeLink__4_68246200"/>Eres un reconocido profesor de matemáticas. Vas a explicarle a una niña de 12 años, paso a paso y de manera muy didáctica, todo el proceso matemático que conduce a la opción correcta (A, B, C ó D). Además, detallarás por qué cada opción es Verdadera o Falsa, según sea el caso.</text:p>
      <text:p text:style-name="P1"/>
      <text:p text:style-name="P1">En una academia de patinaje hay 180 estudiantes, repartidos por niveles, de la siguiente forma:</text:p>
      <text:p text:style-name="P1"/>
      <text:p text:style-name="P1"><text:bookmark-start text:name="__DdeLink__130_2617905160"/>\begin{table}[]</text:p>
      <text:p text:style-name="P1">\begin{tabular}{lllll}</text:p>
      <text:p text:style-name="P1">\textbf{} <text:s text:c="5"/>&amp; \textbf{PRIMERO} &amp; \textbf{SEGUNDO} &amp; \textbf{TERCERO} &amp; \textbf{CUARTO} \\</text:p>
      <text:p text:style-name="P1">\textbf{NIÑOS} &amp; 15 <text:s text:c="14"/>&amp; 20 <text:s text:c="14"/>&amp; 18 <text:s text:c="14"/>&amp; 12 <text:s text:c="13"/>\\</text:p>
      <text:p text:style-name="P1">\textbf{NIÑAS} &amp; 30 <text:s text:c="14"/>&amp; 25 <text:s text:c="14"/>&amp; 27 <text:s text:c="14"/>&amp; 33 <text:s text:c="12"/></text:p>
      <text:p text:style-name="P1">\end{tabular}</text:p>
      <text:p text:style-name="P1">\end{table}<text:bookmark-end text:name="__DdeLink__130_2617905160"/></text:p>
      <text:p text:style-name="P1"/>
      <text:p text:style-name="P1">Se tiene<text:span text:style-name="T1">n</text:span>, además, las siguientes expresiones:</text:p>
      <text:p text:style-name="P1"/>
      <text:p text:style-name="P1">I. La probabilidad de que sea un niño es 13/36</text:p>
      <text:p text:style-name="P1">II. La probabilidad de que sea un estudiante de tercero es ¼</text:p>
      <text:p text:style-name="P1">III. La probabilidad de que sea una niña es de segundo es 25/45</text:p>
      <text:p text:style-name="P1">IV. La probabilidad de que sea una niña es 23/36</text:p>
      <text:p text:style-name="P1"/>
      <text:p text:style-name="P2">Si se elige un estudiante al azar, ¿cuál de las afirmaciones anteriores es INCORRECTA?</text:p>
      <text:p text:style-name="P2"/>
      <text:p text:style-name="P2">A. La expresión I, porque el número total de estudiantes es 180 y la cantidad total de niños es 15+20+18++12 = 65; luego, la probabilidad realmente es 65/180.</text:p>
      <text:p text:style-name="P2"/>
      <text:p text:style-name="P3">B. La expresión II, porque la cantidad de niños y niñas que hay en tercero es 18+27 = 45 estudiantes de 180; luego, la probabilidad es 45/180.</text:p>
      <text:p text:style-name="P3"/>
      <text:p text:style-name="P3">C. La expresión III, porque el número de casos de niñas que están en segundo es 25, pero el número de casos totales sigue siendo 180.</text:p>
      <text:p text:style-name="P3"/>
      <text:p text:style-name="P3">D. La expresión IV, porque el número de estudiantes es 180 y la cantidad de niñas es 30+25+27+33 = 115; luego, la probabilidad realmente es 115/180.<text:bookmark-end text:name="__DdeLink__296_3715514494"/><text:bookmark-end text:name="__DdeLink__290_3715514494"/><text:bookmark-end text:name="__DdeLink__1_68246200"/><text:bookmark-end text:name="__DdeLink__4_68246200"/><text:bookmark-end text:name="__DdeLink__415_3450338456"/><text:bookmark-end text:name="__DdeLink__407_3450338456"/></text:p>
      <text:p text:style-name="P3"/>
      <text:p text:style-name="P5">###################################</text:p>
      <text:p text:style-name="P9"><text:bookmark-start text:name="__DdeLink__140_2053250810"/><text:bookmark-start text:name="__DdeLink__163_2053250810"/>Eres experto programador en R. Tengo los siguietes textos:</text:p>
      <text:p text:style-name="P5"/>
      <text:p text:style-name="P5"><text:bookmark-start text:name="__DdeLink__70_2053250810"/><text:bookmark-start text:name="__DdeLink__118_2053250810"/><text:bookmark-start text:name="__DdeLink__67_2053250810"/>La probabilidad de que sea un niño es de<text:bookmark-end text:name="__DdeLink__70_2053250810"/><text:bookmark-end text:name="__DdeLink__67_2053250810"/></text:p>
      <text:p text:style-name="P5">La probabilidad de que sea una niña es de</text:p>
      <text:p text:style-name="P6"><text:bookmark-start text:name="__DdeLink__67_20532508101"/><text:bookmark-start text:name="__DdeLink__74_2053250810"/>La probabilidad de que sea un niño <text:span text:style-name="T2">de primero </text:span>es de<text:bookmark-end text:name="__DdeLink__67_20532508101"/><text:bookmark-end text:name="__DdeLink__74_2053250810"/></text:p>
      <text:p text:style-name="P6"><text:bookmark-start text:name="__DdeLink__67_205325081011"/>La probabilidad de que sea un<text:span text:style-name="T2">a</text:span> niñ<text:span text:style-name="T2">a</text:span> <text:span text:style-name="T2">de primero </text:span>es de<text:bookmark-end text:name="__DdeLink__67_205325081011"/></text:p>
      <text:p text:style-name="P6"><text:bookmark-start text:name="__DdeLink__67_205325081012"/><text:bookmark-start text:name="__DdeLink__79_2053250810"/>La probabilidad de que sea un niño <text:span text:style-name="T2">de segundo </text:span>es de<text:bookmark-end text:name="__DdeLink__67_205325081012"/><text:bookmark-end text:name="__DdeLink__79_2053250810"/></text:p>
      <text:p text:style-name="P6"><text:bookmark-start text:name="__DdeLink__67_2053250810121"/>La probabilidad de que sea un<text:span text:style-name="T2">a</text:span> niñ<text:span text:style-name="T2">a</text:span> <text:span text:style-name="T2">de segundo </text:span>es de<text:bookmark-end text:name="__DdeLink__67_2053250810121"/></text:p>
      <text:p text:style-name="P6"><text:bookmark-start text:name="__DdeLink__67_2053250810122"/><text:bookmark-start text:name="__DdeLink__84_2053250810"/>La probabilidad de que sea un niño <text:span text:style-name="T2">de tercero </text:span>es de<text:bookmark-end text:name="__DdeLink__67_2053250810122"/><text:bookmark-end text:name="__DdeLink__84_2053250810"/></text:p>
      <text:p text:style-name="P6"><text:bookmark-start text:name="__DdeLink__67_20532508101221"/>La probabilidad de que sea un<text:span text:style-name="T2">a</text:span> niñ<text:span text:style-name="T2">a</text:span> <text:span text:style-name="T2">de tercero </text:span>es de<text:bookmark-end text:name="__DdeLink__67_20532508101221"/></text:p>
      <text:p text:style-name="P6"><text:bookmark-start text:name="__DdeLink__67_20532508101222"/><text:bookmark-start text:name="__DdeLink__89_2053250810"/>La probabilidad de que sea un niño <text:span text:style-name="T2">de cuarto </text:span>es de<text:bookmark-end text:name="__DdeLink__67_20532508101222"/><text:bookmark-end text:name="__DdeLink__89_2053250810"/></text:p>
      <text:p text:style-name="P6"><text:bookmark-start text:name="__DdeLink__67_205325081012221"/>La probabilidad de que sea un<text:span text:style-name="T2">a</text:span> niñ<text:span text:style-name="T2">a</text:span> <text:span text:style-name="T2">de cuarto </text:span>es de<text:bookmark-end text:name="__DdeLink__67_205325081012221"/></text:p>
      <text:p text:style-name="P7"><text:bookmark-start text:name="__DdeLink__94_2053250810"/><text:bookmark-start text:name="__DdeLink__67_205325081012222"/>La probabilidad de que sea un <text:span text:style-name="T3">estudiante de primero </text:span>es de<text:bookmark-end text:name="__DdeLink__94_2053250810"/><text:bookmark-end text:name="__DdeLink__67_205325081012222"/></text:p>
      <text:p text:style-name="P7"><text:bookmark-start text:name="__DdeLink__67_2053250810122221"/>La probabilidad de que sea un <text:span text:style-name="T3">estudiante de segundo </text:span>es de<text:bookmark-end text:name="__DdeLink__67_2053250810122221"/></text:p>
      <text:p text:style-name="P8"><text:bookmark-start text:name="__DdeLink__67_2053250810122222"/>La probabilidad de que sea un <text:span text:style-name="T3">estudiante de tercero </text:span>es de<text:bookmark-end text:name="__DdeLink__67_2053250810122222"/></text:p>
      <text:p text:style-name="P8"><text:bookmark-start text:name="__DdeLink__67_2053250810122223"/><text:soft-page-break/>La probabilidad de que sea un <text:span text:style-name="T3">estudiante de cuarto </text:span>es de<text:bookmark-end text:name="__DdeLink__67_2053250810122223"/><text:bookmark-end text:name="__DdeLink__118_2053250810"/></text:p>
      <text:p text:style-name="P8"/>
      <text:p text:style-name="P9">1. Requiero que se seleccione uno de esos textos aleatoriamente, 4 veces. Cada selección debe ser diferente a la anterior.<text:bookmark-end text:name="__DdeLink__140_2053250810"/><text:bookmark-end text:name="__DdeLink__163_2053250810"/></text:p>
      <text:p text:style-name="P9"/>
      <text:p text:style-name="P10">##############################################</text:p>
      <text:p text:style-name="P10"/>
      <text:p text:style-name="P10"><text:bookmark-start text:name="__DdeLink__214_3972285779"/>Requiero reacomodar la siguiente lista, de tal manera que cd clave tome el valor del elemento siguiente y no el que traía originalmente. La última clave tomará el valor del primer elemento:</text:p>
      <text:p text:style-name="P10"/>
      <text:p text:style-name="P10"># Lista de textos</text:p>
      <text:p text:style-name="P10">dicci &lt;- list(</text:p>
      <text:p text:style-name="P10"><text:s text:c="2"/>"La probabilidad de que sea un niño es de" = prob_ninos,</text:p>
      <text:p text:style-name="P10"><text:s text:c="2"/>"La probabilidad de que sea una niña es de" = prob_ninas,</text:p>
      <text:p text:style-name="P10"><text:s text:c="2"/>"La probabilidad de que sea un niño de primero es de" = probs_frac[1],</text:p>
      <text:p text:style-name="P10"><text:s text:c="2"/>"La probabilidad de que sea una niña de primero es de" = probs_frac[5],</text:p>
      <text:p text:style-name="P10"><text:s text:c="2"/>"La probabilidad de que sea un niño de segundo es de" = probs_frac[2],</text:p>
      <text:p text:style-name="P10"><text:s text:c="2"/>"La probabilidad de que sea una niña de segundo es de" = probs_frac[6],</text:p>
      <text:p text:style-name="P10"><text:s text:c="2"/>"La probabilidad de que sea un niño de tercero es de" = probs_frac[3],</text:p>
      <text:p text:style-name="P10"><text:s text:c="2"/>"La probabilidad de que sea una niña de tercero es de" = probs_frac[7],</text:p>
      <text:p text:style-name="P10"><text:s text:c="2"/>"La probabilidad de que sea un niño de cuarto es de" = probs_frac[4],</text:p>
      <text:p text:style-name="P10"><text:s text:c="2"/>"La probabilidad de que sea una niña de cuarto es de" = probs_frac[8],</text:p>
      <text:p text:style-name="P10"><text:s text:c="2"/>"La probabilidad de que sea un niño de primero es de" = probs_frax[1],</text:p>
      <text:p text:style-name="P10"><text:s text:c="2"/>"La probabilidad de que sea una niña de primero es de" = probs_frax[5],</text:p>
      <text:p text:style-name="P10"><text:s text:c="2"/>"La probabilidad de que sea un niño de segundo es de" = probs_frax[2],</text:p>
      <text:p text:style-name="P10"><text:s text:c="2"/>"La probabilidad de que sea una niña de segundo es de" = probs_frax[6],</text:p>
      <text:p text:style-name="P10"><text:s text:c="2"/>"La probabilidad de que sea un niño de tercero es de" = probs_frax[3],</text:p>
      <text:p text:style-name="P10"><text:s text:c="2"/>"La probabilidad de que sea una niña de tercero es de" = probs_frax[7],</text:p>
      <text:p text:style-name="P10"><text:s text:c="2"/>"La probabilidad de que sea un niño de cuarto es de" = probs_frax[4],</text:p>
      <text:p text:style-name="P10"><text:s text:c="2"/>"La probabilidad de que sea una niña de cuarto es de" = probs_frax[8],</text:p>
      <text:p text:style-name="P10"><text:s text:c="2"/>"La probabilidad de que sea un estudiante de primero es de" = pr_est_1,</text:p>
      <text:p text:style-name="P10"><text:s text:c="2"/>"La probabilidad de que sea un estudiante de segundo es de" = pr_est_2,</text:p>
      <text:p text:style-name="P10"><text:s text:c="2"/>"La probabilidad de que sea un estudiante de tercero es de" = pr_est_3,</text:p>
      <text:p text:style-name="P10"><text:s text:c="2"/>"La probabilidad de que sea un estudiante de cuarto es de" = pr_est_4</text:p>
      <text:p text:style-name="P10">)</text:p>
      <text:p text:style-name="P10"/>
      <text:p text:style-name="P10">claves &lt;- sample(names(dicci), 4)</text:p>
      <text:p text:style-name="P10">claves</text:p>
      <text:p text:style-name="P10">valores &lt;- lapply(claves, function(clave) dicci[[clave]])</text:p>
      <text:p text:style-name="P10">valores<text:bookmark-end text:name="__DdeLink__214_3972285779"/></text:p>
      <text:p text:style-name="P10"/>
      <text:p text:style-name="P11">################################</text:p>
      <text:p text:style-name="P13">Respuesta Bard:</text:p>
      <text:p text:style-name="P11"/>
      <text:p text:style-name="P12">Explicación matemática para una niña de 12 años:<text:line-break/><text:line-break/>Paso 1: comprender el problema.<text:line-break/><text:line-break/>Se nos entrega una tabla que muestra el número de niños y niñas que hay en cada nivel de una academia de patinaje. También se nos dan cuatro expresiones y se nos pide que identifiquemos cuál es incorrecta.<text:line-break/><text:soft-page-break/><text:line-break/>Paso 2: Identificar la información relevante.<text:line-break/><text:line-break/>La información relevante en este problema es la siguiente:<text:line-break/><text:line-break/>Hay 180 estudiantes en la academia de patinaje.<text:line-break/>Hay 15 niños y 30 niñas en el primer nivel.<text:line-break/>Hay 20 niños y 25 niñas en el segundo nivel.<text:line-break/>En el tercer nivel hay 18 niños y 27 niñas.<text:line-break/>En el cuarto nivel hay 12 niños y 33 niñas.<text:line-break/>Paso 3: Determina la probabilidad de cada afirmación.<text:line-break/><text:line-break/>Declaración I: La probabilidad de que sea un niño es 13/36.<text:line-break/><text:line-break/>Para calcular esta probabilidad, necesitamos dividir el número de niños por el número total de estudiantes:<text:line-break/><text:line-break/>probabilidad de ser niño = número de niños / número total de estudiantes<text:line-break/>probabilidad de ser niño = 65 / 180<text:line-break/>probabilidad de ser niño = 13 / 36<text:line-break/>Enunciado II: La probabilidad de que sea estudiante de tercer grado es ¼.<text:line-break/><text:line-break/>Para calcular esta probabilidad, necesitamos dividir el número de estudiantes de tercer grado por el número total de estudiantes:<text:line-break/><text:line-break/>probabilidad de estar en tercer grado = número de estudiantes de tercer grado / número total de estudiantes<text:line-break/>probabilidad de estar en tercer grado = 45 / 180<text:line-break/>probabilidad de estar en tercer grado = ¼<text:line-break/>Enunciado III: La probabilidad de que sea niña es 25/45.<text:line-break/><text:line-break/>Esta afirmación es incorrecta. La probabilidad de ser niña es el número total de niñas dividido por el número total de estudiantes:<text:line-break/><text:line-break/>probabilidad de ser niña = número de niñas / número total de estudiantes<text:line-break/>probabilidad de ser niña = 115 / 180<text:line-break/>probabilidad de ser niña = 23 / 36<text:line-break/>Enunciado IV: La probabilidad de que sea niña es 23/36.<text:line-break/><text:line-break/>Esta afirmación es correcta. La probabilidad de ser niña es el número total de niñas dividido por el número total de estudiantes:<text:line-break/><text:line-break/>probabilidad de ser niña = número de niñas / número total de estudiantes<text:line-break/>probabilidad de ser niña = 115 / 180<text:line-break/>probabilidad de ser niña = 23 / 36<text:line-break/>Paso 4: Identifique la declaración incorrecta.<text:line-break/><text:soft-page-break/><text:line-break/>La declaración III es incorrecta. La probabilidad de ser niña es 23/36, no 25/45.<text:line-break/><text:line-break/>Conclusión: La afirmación incorrecta es (C).<text:line-break/><text:line-break/>¿Por qué las otras opciones son correctas?<text:line-break/><text:line-break/>La opción (A) es correcta porque la probabilidad de ser niño es el número total de niños dividido por el número total de estudiantes.<text:line-break/>La opción (B) es correcta porque la probabilidad de estar en tercer grado es el número total de estudiantes de tercer grado dividido por el número total de estudiantes.<text:line-break/>La opción (D) es correcta porque la probabilidad de ser niña es el número total de niñas dividido por el número total de estudiantes.<text:line-break/>Espero que esta explicación sea útil. Por favor, hágamelo saber si tiene alguna otra pregunta.</text:p>
      <text:p text:style-name="P12"/>
      <text:p text:style-name="P14">###############################</text:p>
      <text:p text:style-name="P14">Respuesta ChatGPT:</text:p>
      <text:p text:style-name="P14">¡Está bien! Analicemos esto paso a paso para nuestro joven alumno.</text:p>
      <text:p text:style-name="P14"/>
      <text:p text:style-name="P14">**Paso 1:** Comprenda el problema</text:p>
      <text:p text:style-name="P14">Se nos proporciona una tabla que muestra el número de alumnos de una academia de patinaje, divididos por género (niños o niñas) y nivel (primero, segundo, tercero y cuarto). Necesitamos descubrir cuál de las expresiones de probabilidad dadas es incorrecta.</text:p>
      <text:p text:style-name="P14"/>
      <text:p text:style-name="P14">**Paso 2:** Calcule el número total de estudiantes para cada categoría</text:p>
      <text:p text:style-name="P14">Antes de evaluar cada expresión, calculemos el número total de niños y niñas en la academia.</text:p>
      <text:p text:style-name="P14"/>
      <text:p text:style-name="P14">- **Número total de niños:** \(15 + 20 + 18 + 12 = 65\)</text:p>
      <text:p text:style-name="P14">- **Número total de niñas:** \(30 + 25 + 27 + 33 = 115\)</text:p>
      <text:p text:style-name="P14"/>
      <text:p text:style-name="P14">**Paso 3:** Evalúe cada expresión</text:p>
      <text:p text:style-name="P14"/>
      <text:p text:style-name="P14">**Expresión I:** La probabilidad de que sea niño es \(13/36\).</text:p>
      <text:p text:style-name="P14">Para encontrar la probabilidad de que un estudiante elegido al azar sea un niño, dividimos el número total de niños por el número total de estudiantes.</text:p>
      <text:p text:style-name="P14">Probabilidad = \( \frac{\text{Número total de niños}}{\text{Número total de estudiantes}} \)</text:p>
      <text:p text:style-name="P14">Probabilidad = \( \frac{65}{180} \)</text:p>
      <text:p text:style-name="P14"><text:soft-page-break/>Simplificando esta fracción obtenemos:</text:p>
      <text:p text:style-name="P14">Probabilidad = \( \frac{13}{36} \)</text:p>
      <text:p text:style-name="P14">Esto coincide con la expresión dada, por lo que la Expresión I es **Correcta**.</text:p>
      <text:p text:style-name="P14"/>
      <text:p text:style-name="P14">**Expresión II:** La probabilidad de que sea un estudiante de tercer grado es \(1/4\).</text:p>
      <text:p text:style-name="P14">Para encontrar esta probabilidad, debemos considerar tanto a niños como a niñas de tercer grado.</text:p>
      <text:p text:style-name="P14">Probabilidad = \( \frac{\text{Número total de estudiantes de tercer grado}}{\text{Número total de estudiantes}} \)</text:p>
      <text:p text:style-name="P14">Probabilidad = \( \frac{18 + 27}{180} \)</text:p>
      <text:p text:style-name="P14">Probabilidad = \( \frac{45}{180} \)</text:p>
      <text:p text:style-name="P14">Simplificando esta fracción obtenemos:</text:p>
      <text:p text:style-name="P14">Probabilidad = \( \frac{1}{4} \)</text:p>
      <text:p text:style-name="P14">Esto coincide con la expresión dada, por lo que la Expresión II es **Correcta**.</text:p>
      <text:p text:style-name="P14"/>
      <text:p text:style-name="P14">**Expresión III:** La probabilidad de que sea niña es \(25/45\).</text:p>
      <text:p text:style-name="P14">Para encontrar la probabilidad de que un estudiante elegido al azar sea una niña, dividimos el número total de niñas por el número total de estudiantes.</text:p>
      <text:p text:style-name="P14">Probabilidad = \( \frac{\text{Número total de niñas}}{\text{Número total de estudiantes}} \)</text:p>
      <text:p text:style-name="P14">Probabilidad = \( \frac{115}{180} \)</text:p>
      <text:p text:style-name="P14">Simplificando esta fracción obtenemos:</text:p>
      <text:p text:style-name="P14">Probabilidad = \( \frac{23}{36} \)</text:p>
      <text:p text:style-name="P14">Esto NO coincide con la expresión dada, por lo que la Expresión III es **Incorrecta**.</text:p>
      <text:p text:style-name="P14"/>
      <text:p text:style-name="P14">**Expresión IV:** La probabilidad de que sea niña es \(23/36\).</text:p>
      <text:p text:style-name="P14">Este es el mismo cálculo que en la Expresión III. Como encontramos, la probabilidad de que un estudiante elegido al azar sea una niña es \( \frac{23}{36} \). Entonces, la Expresión IV es **Correcta**.</text:p>
      <text:p text:style-name="P14"/>
      <text:p text:style-name="P14">**Paso 4:** Conclusión</text:p>
      <text:p text:style-name="P14">Según nuestros cálculos, la única expresión incorrecta es la Expresión III. Por tanto, la respuesta correcta es:</text:p>
      <text:p text:style-name="P14"/>
      <text:p text:style-name="P14">**C. Expresión III**, porque el número de casos de niñas que están en segundo grado es 25, pero el número de casos totales sigue siendo 18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13:39.733631160</meta:creation-date>
    <dc:date>2023-09-21T23:02:30.802281481</dc:date>
    <meta:editing-duration>PT7H25M5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107" meta:word-count="1721" meta:character-count="10127" meta:non-whitespace-character-count="8337"/>
  </office:meta>
</office:document-meta>
</file>